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95a2b" officeooo:paragraph-rsid="00195a2b"/>
    </style:style>
    <style:style style:name="P2" style:family="paragraph" style:parent-style-name="Standard">
      <style:text-properties officeooo:paragraph-rsid="00195a2b"/>
    </style:style>
    <style:style style:name="P3" style:family="paragraph" style:parent-style-name="Standard">
      <style:paragraph-properties fo:text-align="justify" style:justify-single-word="false"/>
      <style:text-properties officeooo:paragraph-rsid="00195a2b"/>
    </style:style>
    <style:style style:name="P4" style:family="paragraph" style:parent-style-name="Standard">
      <style:paragraph-properties fo:text-align="justify" style:justify-single-word="false" style:text-autospace="none"/>
      <style:text-properties officeooo:paragraph-rsid="001af7a1"/>
    </style:style>
    <style:style style:name="P5" style:family="paragraph" style:parent-style-name="Standard">
      <style:text-properties officeooo:rsid="00114318"/>
    </style:style>
    <style:style style:name="P6" style:family="paragraph" style:parent-style-name="Standard">
      <style:text-properties fo:font-style="italic" officeooo:rsid="00195a2b" officeooo:paragraph-rsid="00195a2b" style:font-style-asian="italic" style:font-style-complex="italic"/>
    </style:style>
    <style:style style:name="P7" style:family="paragraph" style:parent-style-name="Standard">
      <style:text-properties fo:font-style="italic" fo:font-weight="bold" officeooo:rsid="00195a2b" officeooo:paragraph-rsid="00195a2b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195a2b" officeooo:paragraph-rsid="001af7a1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justify" style:justify-single-word="false" style:text-autospace="none"/>
      <style:text-properties fo:font-size="12pt" officeooo:paragraph-rsid="001af7a1" style:font-size-asian="12pt" style:font-size-complex="12pt"/>
    </style:style>
    <style:style style:name="P10" style:family="paragraph" style:parent-style-name="Standard">
      <style:text-properties officeooo:paragraph-rsid="001af7a1"/>
    </style:style>
    <style:style style:name="P11" style:family="paragraph" style:parent-style-name="Standard">
      <style:text-properties officeooo:rsid="001af7a1" officeooo:paragraph-rsid="001af7a1"/>
    </style:style>
    <style:style style:name="P12" style:family="paragraph" style:parent-style-name="Standard">
      <style:paragraph-properties fo:text-align="justify" style:justify-single-word="false" style:text-autospace="none"/>
      <style:text-properties officeooo:rsid="001af7a1" officeooo:paragraph-rsid="001af7a1"/>
    </style:style>
    <style:style style:name="P13" style:family="paragraph" style:parent-style-name="Standard">
      <style:paragraph-properties fo:text-align="justify" style:justify-single-word="false"/>
      <style:text-properties officeooo:rsid="001af7a1" officeooo:paragraph-rsid="001af7a1"/>
    </style:style>
    <style:style style:name="T1" style:family="text">
      <style:text-properties fo:font-weight="bold" officeooo:rsid="00195a2b" style:font-weight-asian="bold" style:font-weight-complex="bold"/>
    </style:style>
    <style:style style:name="T2" style:family="text">
      <style:text-properties officeooo:rsid="00195a2b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af7a1" style:font-size-asian="12pt" style:font-size-complex="12pt"/>
    </style:style>
    <style:style style:name="T5" style:family="text">
      <style:text-properties fo:font-style="italic" fo:font-weight="bold" officeooo:rsid="00195a2b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af7a1" style:font-style-asian="italic" style:font-weight-asian="bold" style:font-style-complex="italic" style:font-weight-complex="bold"/>
    </style:style>
    <style:style style:name="T7" style:family="text">
      <style:text-properties officeooo:rsid="001af7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Lista de Laços Condicionais</text:span></text:p>
      <text:p text:style-name="Standard"/>
      <text:p text:style-name="P7">Questão 1 </text:p>
      <text:p text:style-name="P1"/>
      <text:p text:style-name="P2">programa<text:line-break/>{<text:line-break/><text:line-break/> <text:s text:c="3"/>funcao inicio()<text:line-break/>{</text:p>
      <text:p text:style-name="P3">/*1) João Papo-de-Pescador, homem de bem, comprou um microcomputador para controlar o rendimento diário de seu trabalho. Toda vez que ele traz um peso de tomate maior que o <text:span text:style-name="T2">e</text:span>stabelecido pelo regulamento do estado de São Paulo (50 <text:span text:style-name="T2">kg</text:span>) deve pagar um multa de R$ 4,00 por quilo excedente. João precisa que você faça um sistema que leia a variável P (peso de tomates) e verifique se há excesso. Se houver, gravar na variável E (Excesso) e na variável M o valor da multa que João deverá pagar. Caso contrário mostrar tais variáveis com o conteúdo ZERO.*/</text:p>
      <text:p text:style-name="P2"><text:line-break/><text:line-break/> <text:s text:c="7"/>real pesoTomates, excessoPeso = 0.0, multa = 0.0<text:line-break/><text:line-break/> <text:s text:c="7"/>escreva("Informe o peso dos tomates: ")<text:line-break/> <text:s text:c="7"/>leia(pesoTomates)<text:line-break/><text:line-break/> <text:s text:c="7"/>se (pesoTomates &gt; 50){<text:line-break/><text:line-break/> <text:s text:c="11"/>excessoPeso = pesoTomates - 50<text:line-break/> <text:s text:c="11"/>multa = excessoPeso * 4<text:line-break/><text:line-break/> <text:s text:c="11"/>}<text:line-break/><text:line-break/> <text:s text:c="7"/>senao {<text:line-break/> <text:s text:c="11"/>escreva("<text:span text:style-name="T2">Sem excesso de peso!</text:span> \n")<text:line-break/> <text:s text:c="11"/>}<text:line-break/><text:line-break/> <text:s text:c="7"/>escreva("O <text:span text:style-name="T2">total do </text:span>peso comprado é <text:span text:style-name="T2">de</text:span>: ", pesoTomates," Kg \n")<text:line-break/> <text:s text:c="7"/>escreva("O <text:span text:style-name="T2">total do </text:span>peso excedente é <text:span text:style-name="T2">de</text:span>: ", excessoPeso," Kg \n")<text:line-break/> <text:s text:c="7"/>escreva("<text:span text:style-name="T2">O </text:span>valor da multa é <text:span text:style-name="T2">de</text:span>: R$ ", multa)<text:line-break/> <text:s text:c="3"/>}<text:line-break/>}</text:p>
      <text:p text:style-name="Standard"/>
      <text:p text:style-name="Standard"/>
      <text:p text:style-name="Standard"/>
      <text:p text:style-name="P8">Questão <text:span text:style-name="T7">4</text:span> </text:p>
      <text:p text:style-name="Standard"/>
      <text:p text:style-name="P11">programa{</text:p>
      <text:p text:style-name="P11"><text:s text:c="2"/></text:p>
      <text:p text:style-name="P11"><text:s text:c="2"/>funcao inicio()</text:p>
      <text:p text:style-name="P11">{</text:p>
      <text:p text:style-name="P13"><text:s text:c="2"/>/* <text:s/>Faça um sistema que leia um número inteiro e mostre uma mensagem indicando se este número é par ou ímpar, e se é positivo ou negativo.*/</text:p>
      <text:p text:style-name="P13"/>
      <text:p text:style-name="P11"><text:s text:c="4"/><text:tab/>inteiro num</text:p>
      <text:p text:style-name="P11"><text:s text:c="4"/></text:p>
      <text:p text:style-name="P11"><text:soft-page-break/></text:p>
      <text:p text:style-name="P11"><text:s text:c="4"/><text:tab/>escreva("Digite um número: ")</text:p>
      <text:p text:style-name="P11"><text:s text:c="3"/><text:tab/> leia(num)</text:p>
      <text:p text:style-name="P11"><text:s text:c="3"/></text:p>
      <text:p text:style-name="P11"><text:s/>// número é positivo ou negativo?</text:p>
      <text:p text:style-name="P11"><text:s text:c="4"/><text:tab/>se(num &lt; 0){</text:p>
      <text:p text:style-name="P11"><text:s text:c="5"/><text:tab/>escreva("Número negativo!\n")</text:p>
      <text:p text:style-name="P11"><text:s text:c="4"/>}</text:p>
      <text:p text:style-name="P11"><text:s text:c="4"/><text:tab/>senao{</text:p>
      <text:p text:style-name="P11"><text:s text:c="6"/><text:tab/>escreva("Número positivo!\n")</text:p>
      <text:p text:style-name="P11"/>
      <text:p text:style-name="P11"><text:s text:c="4"/>// resto da divisão de num por 2 é igual a 1?</text:p>
      <text:p text:style-name="P11"><text:s text:c="4"/><text:tab/>se(num % 2 == 1){</text:p>
      <text:p text:style-name="P11"><text:s text:c="6"/><text:tab/>escreva("Número ímpar!\n")</text:p>
      <text:p text:style-name="P11"><text:s text:c="4"/>}</text:p>
      <text:p text:style-name="P11"><text:s text:c="3"/><text:tab/> senao{</text:p>
      <text:p text:style-name="P11"><text:s text:c="6"/><text:tab/>escreva("Número par!\n")</text:p>
      <text:p text:style-name="P11"><text:s text:c="6"/>}</text:p>
      <text:p text:style-name="P11"><text:s text:c="4"/>}</text:p>
      <text:p text:style-name="P11"><text:s text:c="2"/>}</text:p>
      <text:p text:style-name="P11">}</text:p>
      <text:p text:style-name="Standard"/>
      <text:p text:style-name="P10"><text:span text:style-name="T5">Questão </text:span><text:span text:style-name="T6">6</text:span><text:span text:style-name="T5"> </text:span></text:p>
      <text:p text:style-name="Standard"/>
      <text:p text:style-name="P12"><text:span text:style-name="T3"/></text:p>
      <text:p text:style-name="P10">programa</text:p>
      <text:p text:style-name="P10">{</text:p>
      <text:p text:style-name="P10"/>
      <text:p text:style-name="P10"><text:s text:c="3"/><text:tab/>funcao inicio()</text:p>
      <text:p text:style-name="P10"><text:tab/>{</text:p>
      <text:p text:style-name="P10">/* Elabore um sistema que dada a idade de um nadador classifique-o em uma das seguintes categorias:</text:p>
      <text:p text:style-name="P10"/>
      <text:p text:style-name="P10">Infantil A = 5 a 7 anos</text:p>
      <text:p text:style-name="P10">Infantil B = 8 a 11 anos</text:p>
      <text:p text:style-name="P10">Juvenil A = 12 a 13 anos</text:p>
      <text:p text:style-name="P10">Juvenil B = 14 a 17 anos</text:p>
      <text:p text:style-name="P10">Adultos = Maiores de 18 anos</text:p>
      <text:p text:style-name="P10">*/</text:p>
      <text:p text:style-name="P10"/>
      <text:p text:style-name="P10"><text:tab/>inteiro idade</text:p>
      <text:p text:style-name="P10"/>
      <text:p text:style-name="P10"><text:tab/>escreva("Insira a seguir sua idade e descubra sua categoria: ")</text:p>
      <text:p text:style-name="P10"><text:tab/>leia(idade)</text:p>
      <text:p text:style-name="P10"/>
      <text:p text:style-name="P10"><text:tab/>se(idade &gt;=5 e idade &lt;=7)</text:p>
      <text:p text:style-name="P10"/>
      <text:p text:style-name="P10"><text:tab/>escreva("Categoria Infantil A")</text:p>
      <text:p text:style-name="P10"/>
      <text:p text:style-name="P10"><text:tab/>senao se(idade &gt;=8 e idade &lt;=10){</text:p>
      <text:p text:style-name="P10"/>
      <text:p text:style-name="P10"><text:tab/>escreva("Categoria Infantil B")</text:p>
      <text:p text:style-name="P10"><text:soft-page-break/></text:p>
      <text:p text:style-name="P10"><text:tab/>}senao se(idade &gt;=11 e idade &lt;=13){</text:p>
      <text:p text:style-name="P10"/>
      <text:p text:style-name="P10"><text:tab/>escreva("Categoria Juvenil A")</text:p>
      <text:p text:style-name="P10"/>
      <text:p text:style-name="P10"><text:tab/>}senao se(idade &gt;= 14 e idade &lt;=17){</text:p>
      <text:p text:style-name="P10"/>
      <text:p text:style-name="P10"><text:tab/>escreva("Categoria Juvenil B")</text:p>
      <text:p text:style-name="P10"/>
      <text:p text:style-name="P10"><text:tab/>}senao se(idade &gt;=18){</text:p>
      <text:p text:style-name="P10"/>
      <text:p text:style-name="P10"><text:tab/>escreva("Categoria Adultos")</text:p>
      <text:p text:style-name="P10"/>
      <text:p text:style-name="P10"><text:s text:c="7"/>}</text:p>
      <text:p text:style-name="P10"><text:s text:c="4"/>}</text:p>
      <text:p text:style-name="P10">}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13:47:20.654695994</meta:creation-date>
    <dc:date>2022-11-30T15:48:59.132000000</dc:date>
    <meta:editing-duration>PT9H4M58S</meta:editing-duration>
    <meta:editing-cycles>14</meta:editing-cycles>
    <meta:generator>LibreOffice/7.4.3.2$Windows_X86_64 LibreOffice_project/1048a8393ae2eeec98dff31b5c133c5f1d08b890</meta:generator>
    <meta:document-statistic meta:table-count="0" meta:image-count="0" meta:object-count="0" meta:page-count="3" meta:paragraph-count="60" meta:word-count="377" meta:character-count="2402" meta:non-whitespace-character-count="1808"/>
  </office:meta>
</office:document-meta>
</file>